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5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1cm" svg:x="2.8cm" svg:y="5.9cm">
          <text:p text:style-name="P1">0-255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71cm" svg:height="0.988cm" svg:x="3cm" svg:y="5cm">
          <draw:text-box>
            <text:p>8 Bit</text:p>
          </draw:text-box>
        </draw:frame>
        <draw:frame draw:style-name="gr2" draw:text-style-name="P2" draw:layer="layout" svg:width="4.185cm" svg:height="1.725cm" svg:x="3cm" svg:y="3cm">
          <draw:text-box>
            <text:p>Setup data </text:p>
            <text:p>count</text:p>
          </draw:text-box>
        </draw:frame>
        <draw:custom-shape draw:style-name="gr3" draw:text-style-name="P1" draw:layer="layout" svg:width="5.6cm" svg:height="1.1cm" svg:x="5.2cm" svg:y="5.9cm">
          <text:p text:style-name="P1">Mod. O. Setup 1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47cm" svg:height="0.988cm" svg:x="10.9cm" svg:y="6cm">
          <draw:text-box>
            <text:p>… bis max 255</text:p>
          </draw:text-box>
        </draw:frame>
        <draw:frame draw:style-name="gr2" draw:text-style-name="P2" draw:layer="layout" svg:width="8.3cm" svg:height="0.988cm" svg:x="7.1cm" svg:y="4.7cm">
          <draw:text-box>
            <text:p>Immer komplette setup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7T08:34:44.243999340</meta:creation-date>
    <meta:generator>LibreOffice/6.3.3.2.0$Linux_X86_64 LibreOffice_project/30$Build-2</meta:generator>
    <dc:date>2020-03-27T16:11:01.718299305</dc:date>
    <meta:editing-duration>PT7H15M1S</meta:editing-duration>
    <meta:editing-cycles>1</meta:editing-cycles>
    <meta:document-statistic meta:object-count="6"/>
  </office:meta>
</office:document-meta>
</file>